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Time</text:p>
          </table:table-cell>
          <table:table-cell office:value-type="string">
            <text:p>Number</text:p>
          </table:table-cell>
          <table:table-cell office:value-type="string">
            <text:p>Best Solution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office:value-type="string">
            <text:p>K1+K0-K3*K2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office:value-type="string">
            <text:p>K2/K1/K3*K0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25">
            <text:p>25</text:p>
          </table:table-cell>
          <table:table-cell office:value-type="string">
            <text:p>K0/K2/K3/K1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K0-K1-K2/K3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string">
            <text:p>K0-K3+K1*K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